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fo:font-weight="bold" officeooo:rsid="00079060" officeooo:paragraph-rsid="00079060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92fc3" officeooo:paragraph-rsid="0010f8b3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92fc3" officeooo:paragraph-rsid="0012c829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92fc3" officeooo:paragraph-rsid="0018fcc7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79060" officeooo:paragraph-rsid="001cd6d4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79060" officeooo:paragraph-rsid="001df7bc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79060" officeooo:paragraph-rsid="001dfd03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fo:font-weight="bold" officeooo:rsid="00079060" officeooo:paragraph-rsid="001dfd03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1df7bc" officeooo:paragraph-rsid="001df7bc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92fc3" officeooo:paragraph-rsid="0012c829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92fc3" officeooo:paragraph-rsid="001fb216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92fc3" officeooo:paragraph-rsid="002056c3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fo:font-weight="bold" officeooo:rsid="00092fc3" officeooo:paragraph-rsid="0012c829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tyle="italic" style:text-underline-style="solid" style:text-underline-width="auto" style:text-underline-color="font-color" fo:font-weight="bold" officeooo:rsid="001df7bc" officeooo:paragraph-rsid="001df7bc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line-height="150%"/>
      <style:text-properties officeooo:paragraph-rsid="001b0930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8ff4e" style:font-weight-asian="normal" style:font-weight-complex="normal"/>
    </style:style>
    <style:style style:name="T3" style:family="text">
      <style:text-properties style:text-underline-style="none" fo:font-weight="normal" officeooo:rsid="00092fc3" style:font-weight-asian="normal" style:font-weight-complex="normal"/>
    </style:style>
    <style:style style:name="T4" style:family="text">
      <style:text-properties style:text-underline-style="none" fo:font-weight="normal" officeooo:rsid="000958b0" style:font-weight-asian="normal" style:font-weight-complex="normal"/>
    </style:style>
    <style:style style:name="T5" style:family="text">
      <style:text-properties style:text-underline-style="none" fo:font-weight="normal" officeooo:rsid="00097bf9" style:font-weight-asian="normal" style:font-weight-complex="normal"/>
    </style:style>
    <style:style style:name="T6" style:family="text">
      <style:text-properties style:text-underline-style="none" fo:font-weight="normal" officeooo:rsid="000a0779" style:font-weight-asian="normal" style:font-weight-complex="normal"/>
    </style:style>
    <style:style style:name="T7" style:family="text">
      <style:text-properties style:text-underline-style="none" fo:font-weight="normal" officeooo:rsid="000afd22" style:font-weight-asian="normal" style:font-weight-complex="normal"/>
    </style:style>
    <style:style style:name="T8" style:family="text">
      <style:text-properties style:text-underline-style="none" fo:font-weight="normal" officeooo:rsid="000c6b02" style:font-weight-asian="normal" style:font-weight-complex="normal"/>
    </style:style>
    <style:style style:name="T9" style:family="text">
      <style:text-properties style:text-underline-style="none" fo:font-weight="normal" officeooo:rsid="000d2053" style:font-weight-asian="normal" style:font-weight-complex="normal"/>
    </style:style>
    <style:style style:name="T10" style:family="text">
      <style:text-properties style:text-underline-style="none" fo:font-weight="normal" officeooo:rsid="000ece71" style:font-weight-asian="normal" style:font-weight-complex="normal"/>
    </style:style>
    <style:style style:name="T11" style:family="text">
      <style:text-properties style:text-underline-style="none" fo:font-weight="normal" officeooo:rsid="0010c1df" style:font-weight-asian="normal" style:font-weight-complex="normal"/>
    </style:style>
    <style:style style:name="T12" style:family="text">
      <style:text-properties style:text-underline-style="none" fo:font-weight="normal" officeooo:rsid="0010f8b3" style:font-weight-asian="normal" style:font-weight-complex="normal"/>
    </style:style>
    <style:style style:name="T13" style:family="text">
      <style:text-properties style:text-underline-style="none" fo:font-weight="normal" officeooo:rsid="0012c829" style:font-weight-asian="normal" style:font-weight-complex="normal"/>
    </style:style>
    <style:style style:name="T14" style:family="text">
      <style:text-properties style:text-underline-style="none" fo:font-weight="normal" officeooo:rsid="0014a3eb" style:font-weight-asian="normal" style:font-weight-complex="normal"/>
    </style:style>
    <style:style style:name="T15" style:family="text">
      <style:text-properties style:text-underline-style="none" fo:font-weight="normal" officeooo:rsid="0015a211" style:font-weight-asian="normal" style:font-weight-complex="normal"/>
    </style:style>
    <style:style style:name="T16" style:family="text">
      <style:text-properties style:text-underline-style="none" fo:font-weight="normal" officeooo:rsid="0015dae6" style:font-weight-asian="normal" style:font-weight-complex="normal"/>
    </style:style>
    <style:style style:name="T17" style:family="text">
      <style:text-properties style:text-underline-style="none" fo:font-weight="normal" officeooo:rsid="00172bf3" style:font-weight-asian="normal" style:font-weight-complex="normal"/>
    </style:style>
    <style:style style:name="T18" style:family="text">
      <style:text-properties style:text-underline-style="none" fo:font-weight="normal" officeooo:rsid="0018fcc7" style:font-weight-asian="normal" style:font-weight-complex="normal"/>
    </style:style>
    <style:style style:name="T19" style:family="text">
      <style:text-properties style:text-underline-style="none" fo:font-weight="normal" officeooo:rsid="001ada45" style:font-weight-asian="normal" style:font-weight-complex="normal"/>
    </style:style>
    <style:style style:name="T20" style:family="text">
      <style:text-properties style:text-underline-style="none" fo:font-weight="normal" officeooo:rsid="001b0930" style:font-weight-asian="normal" style:font-weight-complex="normal"/>
    </style:style>
    <style:style style:name="T21" style:family="text">
      <style:text-properties style:text-underline-style="none" fo:font-weight="normal" officeooo:rsid="001cd6d4" style:font-weight-asian="normal" style:font-weight-complex="normal"/>
    </style:style>
    <style:style style:name="T22" style:family="text">
      <style:text-properties style:text-underline-style="none" fo:font-weight="normal" officeooo:rsid="001df7bc" style:font-weight-asian="normal" style:font-weight-complex="normal"/>
    </style:style>
    <style:style style:name="T23" style:family="text">
      <style:text-properties style:text-underline-style="none" fo:font-weight="normal" officeooo:rsid="001fb216" style:font-weight-asian="normal" style:font-weight-complex="normal"/>
    </style:style>
    <style:style style:name="T24" style:family="text">
      <style:text-properties style:text-underline-style="none" fo:font-weight="normal" officeooo:rsid="002056c3" style:font-weight-asian="normal" style:font-weight-complex="normal"/>
    </style:style>
    <style:style style:name="T25" style:family="text">
      <style:text-properties style:text-underline-style="none" fo:font-weight="normal" officeooo:rsid="0020afa6" style:font-weight-asian="normal" style:font-weight-complex="normal"/>
    </style:style>
    <style:style style:name="T26" style:family="text">
      <style:text-properties style:text-underline-style="none" fo:font-weight="normal" officeooo:rsid="0020f78f" style:font-weight-asian="normal" style:font-weight-complex="normal"/>
    </style:style>
    <style:style style:name="T27" style:family="text">
      <style:text-properties style:text-underline-style="none" fo:font-weight="normal" officeooo:rsid="0021068a" style:font-weight-asian="normal" style:font-weight-complex="normal"/>
    </style:style>
    <style:style style:name="T28" style:family="text">
      <style:text-properties style:text-underline-style="none" fo:font-weight="normal" officeooo:rsid="0022c8bb" style:font-weight-asian="normal" style:font-weight-complex="normal"/>
    </style:style>
    <style:style style:name="T29" style:family="text">
      <style:text-properties style:text-underline-style="none" fo:font-weight="normal" officeooo:rsid="00243ed5" style:font-weight-asian="normal" style:font-weight-complex="normal"/>
    </style:style>
    <style:style style:name="T30" style:family="text">
      <style:text-properties style:text-underline-style="none" fo:font-weight="normal" officeooo:rsid="0025cb27" style:font-weight-asian="normal" style:font-weight-complex="normal"/>
    </style:style>
    <style:style style:name="T31" style:family="text">
      <style:text-properties officeooo:rsid="00079060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092fc3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normal" officeooo:rsid="0018fcc7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officeooo:rsid="001b0930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1cd6d4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officeooo:rsid="001df7bc" style:font-style-asian="italic" style:font-weight-asian="normal" style:font-style-complex="italic" style:font-weight-complex="normal"/>
    </style:style>
    <style:style style:name="T39" style:family="text">
      <style:text-properties fo:font-style="normal" style:text-underline-style="none" fo:font-weight="normal" officeooo:rsid="0018fcc7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2056c3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: Backdrop I</text:p>
      <text:p text:style-name="P5"><text:span text:style-name="T31">The Tale of Ricardo Gomez, Private, </text:span>First Class</text:p>
      <text:p text:style-name="P16"><text:tab/>It was night time. I was waiting for uncle “<text:span text:style-name="T32">Asado”</text:span><text:span text:style-name="T2">. I was sitting in the get-away Hovercraft. </text:span><text:span text:style-name="T20">Not too long ago I was released from Juvi-side for auto-theft. I thought it was bad there. I thought I could become as bad ass as </text:span><text:span text:style-name="T36">Asado</text:span><text:span text:style-name="T20"> used to be. We</text:span><text:span text:style-name="T2"> were at the Nicaraguan border. I was just </text:span><text:span text:style-name="T12">a </text:span><text:span text:style-name="T2">1</text:span><text:span text:style-name="T12">5</text:span><text:span text:style-name="T2"> year-old boy, what did I know back then? He had his hands on a shipment of M-134 that were just returning from the refurbishing factory. Who can ignore </text:span><text:span text:style-name="T13">these</text:span><text:span text:style-name="T2"> </text:span><text:span text:style-name="T30">six</text:span><text:span text:style-name="T2">-barrel beauties, huh? </text:span><text:span text:style-name="T15">This </text:span><text:span text:style-name="T20">is </text:span><text:span text:style-name="T15">probably</text:span><text:span text:style-name="T2"> due to their brute force and unmatched stopping power. I didn't know squat about our contraband then, </text:span><text:span text:style-name="T28">but</text:span><text:span text:style-name="T16"> </text:span><text:span text:style-name="T2">even I knew that this piece of machinery lived a millennium and a half past the first time </text:span><text:span text:style-name="T25">it</text:span><text:span text:style-name="T2"> came of</text:span><text:span text:style-name="T28">f</text:span><text:span text:style-name="T2"> the production lines. </text:span></text:p>
      <text:p text:style-name="P9"><text:span text:style-name="T2">* * *<text:tab/></text:span></text:p>
      <text:p text:style-name="P8"><text:span text:style-name="T2"/></text:p>
      <text:p text:style-name="P8"><text:span text:style-name="T2"><text:tab/></text:span><text:span text:style-name="T30">J</text:span><text:span text:style-name="T20">avier, </text:span><text:span text:style-name="T34">Asado</text:span><text:span text:style-name="T3"> </text:span><text:span text:style-name="T20">Andreas </text:span><text:span text:style-name="T3">was the brother of my mother. He knew his way </text:span><text:span text:style-name="T27">around</text:span><text:span text:style-name="T3"> trucks and Hover-pickups. There was nothing he couldn't fix. He was called “Asado” because of his mischief and erratic behaviour towards law enforcement entities </text:span><text:span text:style-name="T26">or at least that's what I initially thought.</text:span><text:span text:style-name="T3"> </text:span><text:span text:style-name="T13">Most</text:span><text:span text:style-name="T3"> likely because he had complete disregard for this establishment. He always told me how corrupt the system was. It was the </text:span><text:span text:style-name="T14">root</text:span><text:span text:style-name="T3"> of all evil. He once shot </text:span><text:span text:style-name="T30">thirteen</text:span><text:span text:style-name="T3"> cops in a single setting, his friends would brag. I saw him once get arrested for spitting in a cop's eye. </text:span></text:p>
      <text:p text:style-name="P7"><text:span text:style-name="T3"><text:tab/>“</text:span><text:span text:style-name="T38">I grill two cops at night</text:span></text:p>
      <text:p text:style-name="P15"><text:span text:style-name="T1">I grill two cops in the afternoon and then I feel alright</text:span></text:p>
      <text:p text:style-name="P15"><text:span text:style-name="T1">I grill two cops in time of peace and two in time of war</text:span></text:p>
      <text:p text:style-name="P15"><text:span text:style-name="T1">I grill two cops before I grill two cops!</text:span></text:p>
      <text:p text:style-name="P10"><text:span text:style-name="T33">and then I grill two more.</text:span><text:span text:style-name="T1">”</text:span></text:p>
      <text:p text:style-name="P7"><text:span text:style-name="T37">I grill two cops in the morning before I wake up,</text:span></text:p>
      <text:p text:style-name="P7"><text:span text:style-name="T37">and I grill two cops at noon.</text:span></text:p>
      <text:p text:style-name="P7"><text:span text:style-name="T37">I grill two cops before</text:span></text:p>
      <text:p text:style-name="P7"><text:span text:style-name="T37">I grill two cops and then I feed myself with a crooked spoon.</text:span><text:span text:style-name="T21">”</text:span></text:p>
      <text:p text:style-name="P6"><text:span text:style-name="T17">There was always a scent from him full of blood and gore, </text:span><text:span text:style-name="T20">mixed with a</text:span><text:span text:style-name="T17"> stench of burnt gasoline and live tissues surrounded him. He told me he always like</text:span><text:span text:style-name="T26">d</text:span><text:span text:style-name="T17"> grilled cops and I didn't take it literally. </text:span><text:span text:style-name="T20">When the realization that his wild singing in his locked barbershop was accompanied with grilling and slicing of human </text:span><text:span text:style-name="T22">meat</text:span><text:span text:style-name="T20">, </text:span><text:span text:style-name="T17">I </text:span><text:span text:style-name="T20">had </text:span><text:span text:style-name="T17">realized years later how </text:span><text:span text:style-name="T20">fucked up</text:span><text:span text:style-name="T17"> he was. Of course it followed with nausea and headache as the hangover was really hard that time around, since for the first time I knew what I was </text:span><text:soft-page-break/><text:span text:style-name="T17">trying to erase from my mind. Usually my hangovers </text:span><text:span text:style-name="T28">followed</text:span><text:span text:style-name="T17"> </text:span><text:span text:style-name="T30">by </text:span><text:span text:style-name="T28">lousy</text:span><text:span text:style-name="T17"> dates o</text:span><text:span text:style-name="T19">r</text:span><text:span text:style-name="T17"> breakups, something which is a bit easier to digest than the stench of burnt human </text:span><text:span text:style-name="T22">flesh</text:span><text:span text:style-name="T17">. </text:span></text:p>
      <text:p text:style-name="P3"><text:span text:style-name="T1"><text:tab/></text:span><text:span text:style-name="T33">Asado</text:span><text:span text:style-name="T1"> always worked with the big names of the </text:span><text:span text:style-name="T14">local PMC</text:span><text:span text:style-name="T1">. He told me to leave the little fish in the kiddies' pond, where they </text:span><text:span text:style-name="T13">belong</text:span><text:span text:style-name="T1">. </text:span><text:span text:style-name="T4">I once asked him: “Uncle </text:span><text:span text:style-name="T33">Asado</text:span><text:span text:style-name="T4">,” what did these </text:span><text:span text:style-name="T17">skunks</text:span><text:span text:style-name="T4"> ever d</text:span><text:span text:style-name="T13">o</text:span><text:span text:style-name="T4"> to you that you hate them so much?” He took off his shirt and showed me his back. It was full of scars from Hive </text:span><text:span text:style-name="T28">F</text:span><text:span text:style-name="T4">oundation Enforcer's lashes. Nothing leave</text:span><text:span text:style-name="T28">s</text:span><text:span text:style-name="T4"> a scar like that except for the whips of Enforcers. </text:span><text:span text:style-name="T17">Electro Static Shock Sticks, that could become telescopically extended and become whip- </text:span><text:span text:style-name="T30">l</text:span><text:span text:style-name="T17">ike in manner were the </text:span><text:span text:style-name="T30">E</text:span><text:span text:style-name="T17">nforcers</text:span><text:span text:style-name="T30">'</text:span><text:span text:style-name="T17"> favourite means to humiliate civilians. </text:span><text:span text:style-name="T28">T</text:span><text:span text:style-name="T17">hey have used them - <text:s/></text:span><text:span text:style-name="T28">E</text:span><text:span text:style-name="T17">xcessively well. </text:span><text:span text:style-name="T4">These Enforcers were ex-convicts, paying back their debt to society by ruthlessly enforcing the law. “Nothing much, Ricki, it's all in a day</text:span><text:span text:style-name="T7">'</text:span><text:span text:style-name="T4">s work.” He put on the shirt and buttoned it back as casua</text:span><text:span text:style-name="T30">l</text:span><text:span text:style-name="T4">l</text:span><text:span text:style-name="T30">y</text:span><text:span text:style-name="T4"> as he could, but I think I did notice a bit of trembling in his fingertips.</text:span></text:p>
      <text:p text:style-name="P14"><text:span text:style-name="T4"/></text:p>
      <text:p text:style-name="P14"><text:span text:style-name="T4">* * *</text:span></text:p>
      <text:p text:style-name="P3"><text:span text:style-name="T4"/></text:p>
      <text:p text:style-name="P3"><text:span text:style-name="T4"><text:tab/></text:span><text:span text:style-name="T30">That night, </text:span><text:span text:style-name="T4">I was waiting there in the Hover craft when </text:span><text:span text:style-name="T33">Asado</text:span><text:span text:style-name="T4"> was waiting for the </text:span><text:span text:style-name="T14">PMC'</text:span><text:span text:style-name="T4">s entourage to show up. </text:span><text:span text:style-name="T12">He had his pickup truck with the goods near the ledge of a hanged bridge. “It's always a good idea to create a bottleneck when you're outnumbered.” </text:span><text:span text:style-name="T4">He always played with the biggest fish in the </text:span><text:span text:style-name="T8">lake</text:span><text:span text:style-name="T4">. Little did he know that the police were also in the fish market that day, and they bought a fat lawyer, one who can succumb the local PMC in a wave of a magic wand. The entourage showed up just </text:span><text:span text:style-name="T30">in</text:span><text:span text:style-name="T4"> time. Still I was nervous like every other </text:span><text:span text:style-name="T14">hit</text:span><text:span text:style-name="T4"> I did with my uncle. Out of the cars some men in white tailored suits came out. No visible weapons as far as I could tell from my seat at the over watch. I ignited the stolen Hover car, and warmed the anti-gravity pellets.</text:span></text:p>
      <text:p text:style-name="P12"><text:span text:style-name="T4"><text:tab/>A </text:span><text:span text:style-name="T11">fat </text:span><text:span text:style-name="T4">man who came to my uncle had </text:span><text:span text:style-name="T11">a </text:span><text:span text:style-name="T4">purple scarf around his neck. He was holding a gold tipped walking cane, </text:span><text:span text:style-name="T23">encrusted with diamonds</text:span><text:span text:style-name="T12">. </text:span><text:span text:style-name="T23">He also had a heavy briefcase in his other hand, with what would seem to be a dangling human hand cut but still handcuffed to the handle.</text:span><text:span text:style-name="T4"> He said </text:span><text:span text:style-name="T29">maybe</text:span><text:span text:style-name="T4"> two-three </text:span><text:span text:style-name="T5">sentences to </text:span><text:span text:style-name="T33">Asado</text:span><text:span text:style-name="T5"> and turned back. </text:span><text:span text:style-name="T33">Asado </text:span><text:span text:style-name="T5">put down his SRS shotgun, knelt down, and put his hands around his head. </text:span><text:span text:style-name="T12">He spared a last </text:span><text:span text:style-name="T13">glance</text:span><text:span text:style-name="T12"> at his pickup truck, where the goods were stowed under heavy fabric, </text:span><text:span text:style-name="T30">though</text:span><text:span text:style-name="T12"> </text:span><text:span text:style-name="T30">six</text:span><text:span text:style-name="T12"> barrels did show under the foil. </text:span><text:span text:style-name="T35">Asado </text:span><text:span text:style-name="T39">winked twice in my general direction. A second later, a</text:span><text:span text:style-name="T5"> group of Enforcers </text:span><text:span text:style-name="T14">materialized</text:span><text:span text:style-name="T5"> from no where, </text:span><text:span text:style-name="T14">disabling their </text:span><text:span text:style-name="T23">thermo-optic camouflage</text:span><text:span text:style-name="T14"> suits in the </text:span><text:span text:style-name="T26">ominous</text:span><text:span text:style-name="T12"> </text:span><text:span text:style-name="T5">shadows and took him, but not before breaking </text:span><text:span text:style-name="T23">by </text:span><text:span text:style-name="T18">utilizing very well their E</text:span><text:span text:style-name="T23">x3</text:span><text:span text:style-name="T18">S</text:span><text:span text:style-name="T5"> his jaw and knee-caps.</text:span></text:p>
      <text:p text:style-name="P2"><text:span text:style-name="T5"><text:tab/>My engine froze off, and the flotation pellets shut down. I was trying to re-ignite the Hover-craft, I raised my head and saw a group of Enforcers </text:span><text:span text:style-name="T14">who just turned off their TOC suits </text:span><text:span text:style-name="T5">surrounding </text:span><text:soft-page-break/><text:span text:style-name="T5">me and nodding their heads </text:span><text:span text:style-name="T18">and charging up their Ex3S</text:span><text:span text:style-name="T5">, hinting that I shouldn't bother re-igniting the engine. </text:span><text:span text:style-name="T23">Held up under a knee cap of a few of the enforcers there who took turns of who is in a dire need to crush my wind pipe with their knee or elbow of the slightly warm but now getting colder hood of the hover-craft. I had come to the r</text:span><text:span text:style-name="T5">ealiz</text:span><text:span text:style-name="T23">at</text:span><text:span text:style-name="T5">i</text:span><text:span text:style-name="T23">o</text:span><text:span text:style-name="T5">n there is no escape from the law. I knew I'd be back at “Juvi-side” in no time. </text:span><text:span text:style-name="T6">After </text:span><text:span text:style-name="T12">nearly three more years </text:span><text:span text:style-name="T6">I got ou</text:span><text:span text:style-name="T8">t </text:span><text:span text:style-name="T12">and </text:span><text:span text:style-name="T6">I </text:span><text:span text:style-name="T23">knew</text:span><text:span text:style-name="T6"> that I </text:span><text:span text:style-name="T27">didn't</text:span><text:span text:style-name="T6"> want to be a criminal </text:span><text:span text:style-name="T8">n</text:span><text:span text:style-name="T6">or heaven forbid an Enforcer. I did </text:span><text:span text:style-name="T27">however </text:span><text:span text:style-name="T6">acquire a certain skill-set running guns with my uncle from </text:span><text:span text:style-name="T10">Nicaragua</text:span><text:span text:style-name="T6"> to </text:span><text:span text:style-name="T12">Angola</text:span><text:span text:style-name="T6">, my homeland, </text:span><text:span text:style-name="T30">which was just a pity to let it go to waste</text:span><text:span text:style-name="T6">. That is how I decided to join the army, since I </text:span><text:span text:style-name="T27">didn't</text:span><text:span text:style-name="T6"> think I would have been accepted nicely in the Hive.</text:span></text:p>
      <text:p text:style-name="P4"><text:span text:style-name="T6"><text:tab/></text:span><text:span text:style-name="T8">To this day I have a feeling that somehow the bastard knew, or rather preferred to get busted that day. I have no idea how I knew it, but I just did. It might have been the trembling of his hands. That man never wavered before, so why begin now, all of a sudden. He was </text:span><text:span text:style-name="T30">just</text:span><text:span text:style-name="T8"> 50 years old when it happened. No one starts wavering outside the Hive until, </text:span><text:span text:style-name="T30">like, </text:span><text:span text:style-name="T8">age 90 or so. </text:span><text:span text:style-name="T9">Not with today's stem cells, and pico-technology, </text:span><text:span text:style-name="T30">you know, esse?</text:span><text:span text:style-name="T12"> </text:span><text:span text:style-name="T18">Something about the winking felt unnatural, like it was a code for honouring a certain agreement, as an unofficial pact. </text:span></text:p>
      <text:p text:style-name="P13"><text:span text:style-name="T18"><text:tab/>It </text:span><text:span text:style-name="T30">is</text:span><text:span text:style-name="T18"> clear to me now that he made a deal with the 'Nica' magistrate of the local PMC that if something ever happened to him I would be safe. </text:span><text:span text:style-name="T24">Now</text:span><text:span text:style-name="T18"> I can call Juvi-side a safe middle grounds, compared to life working for either the PMCs or Enforcers. I </text:span><text:span text:style-name="T24">suppose</text:span><text:span text:style-name="T18"> that military service was the only logical route that I could take that wouldn't involve living in the Hive next to families upon families of survivors </text:span><text:span text:style-name="T24">of </text:span><text:span text:style-name="T18">my uncle's atrocities. Blessed be thy soul, </text:span><text:span text:style-name="T35">Asado, </text:span><text:span text:style-name="T39">you crazy uncle. </text:span><text:span text:style-name="T40">I will always pray for your soul's perdition, for none exist for your crim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ZooL </meta:initial-creator>
    <meta:creation-date>2014-01-19T22:35:18.038929948</meta:creation-date>
    <dc:date>2014-06-17T23:37:27.406033690</dc:date>
    <dc:creator>OoZooL </dc:creator>
    <meta:editing-duration>P4DT2H51M31S</meta:editing-duration>
    <meta:editing-cycles>28</meta:editing-cycles>
    <meta:generator>LibreOffice/4.1.4.2$Linux_X86_64 LibreOffice_project/410$Build-2</meta:generator>
    <meta:printed-by>OoZooL </meta:printed-by>
    <meta:print-date>2014-05-17T23:03:07.752766330</meta:print-date>
    <meta:document-statistic meta:table-count="0" meta:image-count="0" meta:object-count="0" meta:page-count="3" meta:paragraph-count="22" meta:word-count="1320" meta:character-count="7025" meta:non-whitespace-character-count="5712"/>
  </office:meta>
</office:document-meta>
</file>